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454cm"/>
    </style:style>
    <style:style style:name="co2" style:family="table-column">
      <style:table-column-properties fo:break-before="auto" style:column-width="17.805cm"/>
    </style:style>
    <style:style style:name="co3" style:family="table-column">
      <style:table-column-properties fo:break-before="auto" style:column-width="9.051cm"/>
    </style:style>
    <style:style style:name="co4" style:family="table-column">
      <style:table-column-properties fo:break-before="auto" style:column-width="7.477cm"/>
    </style:style>
    <style:style style:name="co5" style:family="table-column">
      <style:table-column-properties fo:break-before="auto" style:column-width="4.172cm"/>
    </style:style>
    <style:style style:name="co6" style:family="table-column">
      <style:table-column-properties fo:break-before="auto" style:column-width="1.139cm"/>
    </style:style>
    <style:style style:name="co7" style:family="table-column">
      <style:table-column-properties fo:break-before="auto" style:column-width="14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2cm" fo:break-before="auto" style:use-optimal-row-height="true"/>
    </style:style>
    <style:style style:name="ro3" style:family="table-row">
      <style:table-row-properties style:row-height="0.838cm" fo:break-before="auto" style:use-optimal-row-height="true"/>
    </style:style>
    <style:style style:name="ro4" style:family="table-row">
      <style:table-row-properties style:row-height="2.445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ro6" style:family="table-row">
      <style:table-row-properties style:row-height="1.655cm" fo:break-before="auto" style:use-optimal-row-height="true"/>
    </style:style>
    <style:style style:name="ro7" style:family="table-row">
      <style:table-row-properties style:row-height="1.258cm" fo:break-before="auto" style:use-optimal-row-height="true"/>
    </style:style>
    <style:style style:name="ro8" style:family="table-row">
      <style:table-row-properties style:row-height="2.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transparent" fo:wrap-option="wrap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-mapping-database-analysi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bles</text:p>
          </table:table-cell>
          <table:table-cell table:style-name="ce1" office:value-type="string" calcext:value-type="string">
            <text:p>Fields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itles_field_page</text:p>
          </table:table-cell>
          <table:table-cell table:style-name="ce1" office:value-type="string" calcext:value-type="string">
            <text:p>Type_database</text:p>
          </table:table-cell>
          <table:table-cell table:style-name="ce1" office:value-type="string" calcext:value-type="string">
            <text:p>Opt 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Nom imprimeur</text:p>
          </table:table-cell>
          <table:table-cell office:value-type="string" calcext:value-type="string">
            <text:p>node+field_data_field_nom</text:p>
          </table:table-cell>
          <table:table-cell office:value-type="string" calcext:value-type="string">
            <text:p>field_nom_value</text:p>
          </table:table-cell>
          <table:table-cell table:style-name="ce8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Nom,</text:p>
            <text:p>Nom, </text:p>
            <text:p>Nom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d’une dénomination « , veuve » ou « dit »</text:p>
          </table:table-cell>
        </table:table-row>
        <table:table-row table:style-name="ro2">
          <table:table-cell office:value-type="string" calcext:value-type="string">
            <text:p>Prénoms imprimeur</text:p>
          </table:table-cell>
          <table:table-cell office:value-type="string" calcext:value-type="string">
            <text:p><text:span text:style-name="T1">node+</text:span>field_data_field_pr_nom</text:p>
          </table:table-cell>
          <table:table-cell office:value-type="string" calcext:value-type="string">
            <text:p>field_pr_nom_value</text:p>
          </table:table-cell>
          <table:table-cell table:style-name="ce8" office:value-type="string" calcext:value-type="string">
            <text:p>/imprimeurs/recherche, </text:p>
            <text:p>/imprimeurs/dictionnaire, </text:p>
            <text:p>Notice imprimeur</text:p>
          </table:table-cell>
          <table:table-cell office:value-type="string" calcext:value-type="string">
            <text:p>Prénom,</text:p>
            <text:p>Prénom,</text:p>
            <text:p>Prénom</text:p>
          </table:table-cell>
          <table:table-cell office:value-type="string" calcext:value-type="string">
            <text:p>LONG TEXT (comma sep)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résence * devant certains prénoms Jean, *François Bernard</text:p>
          </table:table-cell>
        </table:table-row>
        <table:table-row table:style-name="ro2">
          <table:table-cell office:value-type="string" calcext:value-type="string">
            <text:p>Date de début d’activité imprimeur</text:p>
          </table:table-cell>
          <table:table-cell office:value-type="string" calcext:value-type="string">
            <text:p><text:span text:style-name="T1">node+</text:span>field_data_field_date_de_d_but_du_brevet</text:p>
          </table:table-cell>
          <table:table-cell office:value-type="string" calcext:value-type="string">
            <text:p>field_date_de_d_but_du_brevet_value,</text:p>
          </table:table-cell>
          <table:table-cell table:style-name="ce8" office:value-type="string" calcext:value-type="string">
            <text:p>/imprimeurs/recherche, </text:p>
            <text:p>/imprimeurs/dictionnaire,</text:p>
            <text:p>Notice imprimeur</text:p>
          </table:table-cell>
          <table:table-cell office:value-type="string" calcext:value-type="string">
            <text:p>Date de début d’activité,</text:p>
            <text:p>Date,</text:p>
            <text:p>Date de début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Date de fin d’activité imprimeur</text:p>
          </table:table-cell>
          <table:table-cell office:value-type="string" calcext:value-type="string">
            <text:p><text:span text:style-name="T1">node+</text:span>field_data_field_date_de_fin_du_brevet</text:p>
          </table:table-cell>
          <table:table-cell office:value-type="string" calcext:value-type="string">
            <text:p>field_date_de_fin_du_brevet_value,</text:p>
          </table:table-cell>
          <table:table-cell table:style-name="ce8" office:value-type="string" calcext:value-type="string">
            <text:p>/imprimeurs/recherche,</text:p>
            <text:p>Notice imprimeur</text:p>
          </table:table-cell>
          <table:table-cell office:value-type="string" calcext:value-type="string">
            <text:p>Date de fin d’activité,</text:p>
            <text:p>Date de fin d’activité</text:p>
          </table:table-cell>
          <table:table-cell office:value-type="string" calcext:value-type="string">
            <text:p>DATETIME (ISO,fr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Ville d’exercice de l’imprimeur</text:p>
          </table:table-cell>
          <table:table-cell office:value-type="string" calcext:value-type="string">
            <text:p><text:span text:style-name="T1">node+</text:span>field_data_field_ville</text:p>
          </table:table-cell>
          <table:table-cell office:value-type="string" calcext:value-type="string">
            <text:p>field_ville_value,</text:p>
          </table:table-cell>
          <table:table-cell table:style-name="ce8" office:value-type="string" calcext:value-type="string">
            <text:p>/imprimeurs/dictionnaire, </text:p>
            <text:p>Notice imprimeur</text:p>
          </table:table-cell>
          <table:table-cell office:value-type="string" calcext:value-type="string">
            <text:p>Ville,</text:p>
            <text:p>Ville – Département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8" office:value-type="string" calcext:value-type="string">
            <text:p>La ville se présente sous la forme : « ville » par exemple Paris ou « ville (département) »</text:p>
            <text:p> Par exemple Saint-Claude (Jura). Attention, ancien découpage administratif</text:p>
          </table:table-cell>
        </table:table-row>
        <table:table-row table:style-name="ro4">
          <table:table-cell office:value-type="string" calcext:value-type="string">
            <text:p>Adresses professionnelles imprimeur</text:p>
          </table:table-cell>
          <table:table-cell office:value-type="string" calcext:value-type="string">
            <text:p><text:span text:style-name="T1">node+</text:span>field_data_field_adresses_professionnelles</text:p>
          </table:table-cell>
          <table:table-cell office:value-type="string" calcext:value-type="string">
            <text:p>field_adresses_professionnelles_value,</text:p>
          </table:table-cell>
          <table:table-cell table:style-name="ce8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Adresses professionnelles,</text:p>
            <text:p><text:span text:style-name="T1">Adresses professionnelles</text:span>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8" office:value-type="string" calcext:value-type="string">
            <text:p>Énumération de l’ensemble des adresses pro avec formatage et encodage pas uniforme. </text:p>
            <text:p>Parfois balisage html et parfois non (les br indique une nouvelle adresse). </text:p>
            <text:p>Inversion numéro de rue et adresse. </text:p>
            <text:p>Parfois numéro de rue absent. </text:p>
            <text:p>Parfois suivi de l’année d’occupation ou de la ville entre </text:p>
            <text:p>Parenthèses quand l’information est connu.</text:p>
          </table:table-cell>
        </table:table-row>
        <table:table-row table:style-name="ro1">
          <table:table-cell office:value-type="string" calcext:value-type="string">
            <text:p>Adresses personnelles imprimeur</text:p>
          </table:table-cell>
          <table:table-cell office:value-type="string" calcext:value-type="string">
            <text:p><text:span text:style-name="T1">node+</text:span>field_data_field_adresse_personnelle</text:p>
          </table:table-cell>
          <table:table-cell office:value-type="string" calcext:value-type="string">
            <text:p>field_adresse_personnelle_value,</text:p>
          </table:table-cell>
          <table:table-cell office:value-type="string" calcext:value-type="string">
            <text:p>/imprimeurs/dictionnaire</text:p>
          </table:table-cell>
          <table:table-cell table:style-name="ce7" office:value-type="string" calcext:value-type="string">
            <text:p>Adresse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Énumération de l’ensemble des adresses perso. Voir modèle « adresses pro ». </text:p>
          </table:table-cell>
        </table:table-row>
        <table:table-row table:style-name="ro3">
          <table:table-cell office:value-type="string" calcext:value-type="string">
            <text:p>Informations personnelles imprimeur</text:p>
          </table:table-cell>
          <table:table-cell office:value-type="string" calcext:value-type="string">
            <text:p><text:span text:style-name="T1">node+f</text:span>ield_data_field_informations_personnelles</text:p>
          </table:table-cell>
          <table:table-cell office:value-type="string" calcext:value-type="string">
            <text:p>field_informations_personnelles_value,</text:p>
          </table:table-cell>
          <table:table-cell table:style-name="ce8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ersonnelles,</text:p>
            <text:p>Informations pers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Attention encodage.</text:p>
          </table:table-cell>
        </table:table-row>
        <table:table-row table:style-name="ro3">
          <table:table-cell office:value-type="string" calcext:value-type="string">
            <text:p>Informations professionnelles imprimeur</text:p>
          </table:table-cell>
          <table:table-cell office:value-type="string" calcext:value-type="string">
            <text:p><text:span text:style-name="T1">node+</text:span>field_data_field_informations_professionnel</text:p>
          </table:table-cell>
          <table:table-cell office:value-type="string" calcext:value-type="string">
            <text:p>field_informations_professionnel_value,</text:p>
          </table:table-cell>
          <table:table-cell table:style-name="ce8" office:value-type="string" calcext:value-type="string">
            <text:p>/imprimeurs/dictionnaire,</text:p>
            <text:p>Notice imprimeur</text:p>
          </table:table-cell>
          <table:table-cell office:value-type="string" calcext:value-type="string">
            <text:p>Informations professionnelles,</text:p>
            <text:p>Informations professionnell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escription en langage naturel avec ou sans formatage HTML (rich text). <text:s/>Attention encodage.</text:p>
          </table:table-cell>
        </table:table-row>
        <table:table-row table:style-name="ro5">
          <table:table-cell office:value-type="string" calcext:value-type="string">
            <text:p>illustration imprimeur (image titre)</text:p>
          </table:table-cell>
          <table:table-cell table:style-name="ce8" office:value-type="string" calcext:value-type="string">
            <text:p>node(id imprimeur) +</text:p>
            <text:p>file_managed (id image et path image) + </text:p>
            <text:p>Field_data_field_illustration(pivot id imprimeur + pivot id image + nom de l’illustration)</text:p>
          </table:table-cell>
          <table:table-cell table:style-name="ce8" office:value-type="string" calcext:value-type="string">
            <text:p>entity_id, </text:p>
            <text:p>field_illustration_fid, </text:p>
            <text:p>Field_illustration_title,</text:p>
            <text:p>Filename,</text:p>
            <text:p>fid</text:p>
          </table:table-cell>
          <table:table-cell office:value-type="string" calcext:value-type="string">
            <text:p>/imprimeurs/dictionnaire</text:p>
          </table:table-cell>
          <table:table-cell office:value-type="string" calcext:value-type="string">
            <text:p>Image affiché+</text:p>
            <text:p>Titre illustration on hov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plique de réfléchir au statut des images. Où les stocker ?</text:p>
          </table:table-cell>
        </table:table-row>
        <table:table-row table:style-name="ro3">
          <table:table-cell office:value-type="string" calcext:value-type="string">
            <text:p>Prédécesseur(s) imprimeur</text:p>
          </table:table-cell>
          <table:table-cell office:value-type="string" calcext:value-type="string">
            <text:p>node (id imprimeur) + <text:s/>field_data_field_pr_d_cesseurs</text:p>
          </table:table-cell>
          <table:table-cell table:style-name="ce8" office:value-type="string" calcext:value-type="string">
            <text:p>entity_id (clé primaire),</text:p>
            <text:p>field_pr_d_cesseurs_nid (clé étrangère imprimeur)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Prédécesseurs </text:p>
            <text:p>(Nom imprimeur+link notic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Successeur(s) imprimeur</text:p>
          </table:table-cell>
          <table:table-cell office:value-type="string" calcext:value-type="string">
            <text:p>node (id imprimeur) + <text:s/>field_data_field_successeurs</text:p>
          </table:table-cell>
          <table:table-cell table:style-name="ce8" office:value-type="string" calcext:value-type="string">
            <text:p>entity_id (clé primaire),</text:p>
            <text:p>field_sucesseur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Successeur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Parrain(s) imprimeur</text:p>
          </table:table-cell>
          <table:table-cell office:value-type="string" calcext:value-type="string">
            <text:p>node (id imprimeur) + <text:s/>field_data_field_parrains</text:p>
          </table:table-cell>
          <table:table-cell table:style-name="ce8" office:value-type="string" calcext:value-type="string">
            <text:p>entity_id (clé primaire),</text:p>
            <text:p>field_parrain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Parrain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Associé(s) imprimeur</text:p>
          </table:table-cell>
          <table:table-cell office:value-type="string" calcext:value-type="string">
            <text:p>node (id imprimeur) + field_data_field_associ_s</text:p>
          </table:table-cell>
          <table:table-cell table:style-name="ce8" office:value-type="string" calcext:value-type="string">
            <text:p>entity_id (clé primaire),</text:p>
            <text:p>field_associ_s_nid (clé étrangère imprimeur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Associé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Bibliographie Sources imprimeur</text:p>
          </table:table-cell>
          <table:table-cell office:value-type="string" calcext:value-type="string">
            <text:p>node (id imprimeur) + <text:s/>field_data_field_bibliographie_sources</text:p>
          </table:table-cell>
          <table:table-cell office:value-type="string" calcext:value-type="string">
            <text:p>field_bibliographie_sources_value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Bibliographie sourc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False</text:p>
          </table:table-cell>
          <table:table-cell table:style-name="ce8" office:value-type="string" calcext:value-type="string">
            <text:p>Ensemble des sources / archives et livres associés à l’imprimeur. </text:p>
            <text:p>Description en langage naturel avec ou sans formatage HTML (rich text) et liens url sans &lt;a&gt; ! </text:p>
            <text:p>Notamment pour les passages à la lignes, italique etc..  Attention encodage.</text:p>
          </table:table-cell>
        </table:table-row>
        <table:table-row table:style-name="ro1">
          <table:table-cell office:value-type="string" calcext:value-type="string">
            <text:p>Notes / Remarques utilisateur imprimeur</text:p>
          </table:table-cell>
          <table:table-cell office:value-type="string" calcext:value-type="string">
            <text:p>node (id imprimeur) + <text:s/>field_data_field_remarques</text:p>
          </table:table-cell>
          <table:table-cell office:value-type="string" calcext:value-type="string">
            <text:p>field_remarques_value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Remarques</text:p>
          </table:table-cell>
          <table:table-cell office:value-type="string" calcext:value-type="string">
            <text:p>LONG TEXT</text:p>
          </table:table-cell>
          <table:table-cell office:value-type="string" calcext:value-type="string">
            <text:p>True</text:p>
          </table:table-cell>
          <table:table-cell table:style-name="ce8" office:value-type="string" calcext:value-type="string">
            <text:p>Notes libres personnelles de l’utilisateur sur l’imprimeur. Pas de formatage particulier (texte brut)</text:p>
          </table:table-cell>
        </table:table-row>
        <table:table-row table:style-name="ro3">
          <table:table-cell office:value-type="string" calcext:value-type="string">
            <text:p>Autres brevet imprimeur</text:p>
          </table:table-cell>
          <table:table-cell office:value-type="string" calcext:value-type="string">
            <text:p>node (id imprimeur) + field_data_field_autres_brevets</text:p>
          </table:table-cell>
          <table:table-cell table:style-name="ce8" office:value-type="string" calcext:value-type="string">
            <text:p>entity_id (clé primaire),</text:p>
            <text:p>field_autres_brevets_nid (clé étrangère)</text:p>
          </table:table-cell>
          <table:table-cell office:value-type="string" calcext:value-type="string">
            <text:p>Notice imprimeur</text:p>
          </table:table-cell>
          <table:table-cell table:style-name="ce7" office:value-type="string" calcext:value-type="string">
            <text:p>Autres brevets (nom imprimeur + href vers fiche)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True</text:p>
          </table:table-cell>
          <table:table-cell table:style-name="ce8"/>
        </table:table-row>
        <table:table-row table:style-name="ro7">
          <table:table-cell office:value-type="string" calcext:value-type="string">
            <text:p>Iconographie (texte+lien)</text:p>
          </table:table-cell>
          <table:table-cell office:value-type="string" calcext:value-type="string">
            <text:p>node (id imprimeur) + field_data_field_iconographie_2_ (une ligne == 1 lien)</text:p>
          </table:table-cell>
          <table:table-cell table:style-name="ce8" office:value-type="string" calcext:value-type="string">
            <text:p>entity_id (clé primaire),</text:p>
            <text:p>field_iconographie_2_url (url de l’image),</text:p>
            <text:p>field_iconographie_2_title (titre de l’image)</text:p>
          </table:table-cell>
          <table:table-cell office:value-type="string" calcext:value-type="string">
            <text:p>Notice imprimeur </text:p>
          </table:table-cell>
          <table:table-cell table:style-name="ce7" office:value-type="string" calcext:value-type="string">
            <text:p>Iconographi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ens url vers iconographie externe (diverses provenance data.bnf, BU toulouse etc.)</text:p>
          </table:table-cell>
        </table:table-row>
        <table:table-row table:style-name="ro8">
          <table:table-cell office:value-type="string" calcext:value-type="string">
            <text:p>Carrousel (Image+lien+texte au survol)</text:p>
          </table:table-cell>
          <table:table-cell office:value-type="string" calcext:value-type="string">
            <text:p>node (id imprimeur) + field_managed (id image et path image) + <text:s/>field_data_field_illustration2 (une ligne == 1 lien)</text:p>
          </table:table-cell>
          <table:table-cell table:style-name="ce8" office:value-type="string" calcext:value-type="string">
            <text:p>entity_id (clé primaire), </text:p>
            <text:p>field_illustration2_value (titre de l’image),</text:p>
            <text:p>field_illustration2_fid (clé étrangère de l’id de l’image),</text:p>
            <text:p>Filename,</text:p>
            <text:p>Fid</text:p>
          </table:table-cell>
          <table:table-cell office:value-type="string" calcext:value-type="string">
            <text:p>Notice imprimeur</text:p>
          </table:table-cell>
          <table:table-cell office:value-type="string" calcext:value-type="string">
            <text:p>Images directement affiché dans caroussel +</text:p>
            <text:p>Titre image en href en dessous + </text:p>
            <text:p>Titre image on hov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s a affiché dans le carrouse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0:35:20.076426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2T12:40:05.395014052</dc:date>
    <meta:editing-duration>PT39M26S</meta:editing-duration>
    <meta:editing-cycles>6</meta:editing-cycles>
    <meta:generator>LibreOffice/24.2.2.2$MacOSX_X86_64 LibreOffice_project/d56cc158d8a96260b836f100ef4b4ef25d6f1a01</meta:generator>
    <meta:document-statistic meta:table-count="1" meta:cell-count="153" meta:object-count="0"/>
  </office:meta>
</office:document-meta>
</file>